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474" officeooo:paragraph-rsid="000e7474"/>
    </style:style>
    <style:style style:name="P2" style:family="paragraph" style:parent-style-name="Text_20_body">
      <style:text-properties officeooo:rsid="00191c10" officeooo:paragraph-rsid="00191c10"/>
    </style:style>
    <style:style style:name="P3" style:family="paragraph" style:parent-style-name="Heading_20_2">
      <style:text-properties officeooo:rsid="00191c10" officeooo:paragraph-rsid="00191c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Tutorial 1 - Peer WiFi</text:h>
      <text:p text:style-name="P2"/>
      <text:p text:style-name="P2">Following tutorial was done with Raspbian 10 Buster and hostapd 2.7</text:p>
      <text:p text:style-name="P2"/>
      <text:p text:style-name="P2">----------------------------------------------------------------------</text:p>
      <text:p text:style-name="P2">Recommendation:</text:p>
      <text:p text:style-name="P2">----------------------------------------------------------------------</text:p>
      <text:p text:style-name="P2">DO NOT use your main system disk (sdCard), instead, use a fresh system</text:p>
      <text:p text:style-name="P2">or some "learn/lab/test" system to makes theses tutorials/experiments.</text:p>
      <text:p text:style-name="P2">After completing all set of 3 tutorials you should be able to have</text:p>
      <text:p text:style-name="P2">a good basic understanding of the whole matter, and should be able</text:p>
      <text:p text:style-name="P2">to know the best way to use the knowledge...</text:p>
      <text:p text:style-name="P2"/>
      <text:p text:style-name="P2">Text Editor:</text:p>
      <text:p text:style-name="P2">Use the text editor of your preference, like</text:p>
      <text:p text:style-name="P2">Geany (GUI based) or Nano (terminal based), etc.</text:p>
      <text:p text:style-name="P2">----------------------------------------------------------------------</text:p>
      <text:p text:style-name="P2"/>
      <text:p text:style-name="P2"/>
      <text:p text:style-name="P2">----------------------------------------------------------------------</text:p>
      <text:p text:style-name="Coding">A1.1.0 WiFi between 2 peers (or more).</text:p>
      <text:p text:style-name="P2">----------------------------------------------------------------------</text:p>
      <text:p text:style-name="P2"/>
      <text:p text:style-name="P2">-----</text:p>
      <text:h text:style-name="Heading_20_5" text:outline-level="5">A1.1.1 Install hostapd software</text:h>
      <text:p text:style-name="P2">-----</text:p>
      <text:p text:style-name="Coding"><text:tab/>sudo apt install hostapd</text:p>
      <text:p text:style-name="P2"/>
      <text:p text:style-name="P2">Temporarilly shutdown hostapd service</text:p>
      <text:p text:style-name="P2"/>
      <text:p text:style-name="Coding"><text:tab/>sudo service hostapd stop</text:p>
      <text:p text:style-name="P2"><text:soft-page-break/></text:p>
      <text:p text:style-name="P2">Unmask (unlock) hostapd service</text:p>
      <text:p text:style-name="P2"/>
      <text:p text:style-name="Coding"><text:tab/>sudo systemctl unmask hostapd.service</text:p>
      <text:p text:style-name="Coding"><text:tab/>sudo systemctl enable hostapd.service</text:p>
      <text:p text:style-name="P2"/>
      <text:p text:style-name="P2">-----</text:p>
      <text:h text:style-name="Heading_20_5" text:outline-level="5">A1.1.2 Create/Modify hostapd configuration file (/etc/hostapd/hostapd.conf)</text:h>
      <text:p text:style-name="P2">-----</text:p>
      <text:p text:style-name="Coding"><text:tab/>sudo <text:s/>nano <text:s/>/etc/hostapd/hostapd.conf</text:p>
      <text:p text:style-name="P2"/>
      <text:p text:style-name="P2">Copy and Paste the following text</text:p>
      <text:p text:style-name="P2"/>
      <text:p text:style-name="CoTexting">interface=wlan0</text:p>
      <text:p text:style-name="CoTexting">driver=nl80211</text:p>
      <text:p text:style-name="CoTexting">hw_mode=g</text:p>
      <text:p text:style-name="CoTexting">channel=6</text:p>
      <text:p text:style-name="CoTexting">wmm_enabled=0</text:p>
      <text:p text:style-name="CoTexting">macaddr_acl=0</text:p>
      <text:p text:style-name="CoTexting">auth_algs=1</text:p>
      <text:p text:style-name="CoTexting">ignore_broadcast_ssid=0</text:p>
      <text:p text:style-name="CoTexting">wpa=2</text:p>
      <text:p text:style-name="CoTexting">wpa_key_mgmt=WPA-PSK</text:p>
      <text:p text:style-name="CoTexting">wpa_pairwise=TKIP</text:p>
      <text:p text:style-name="CoTexting">rsn_pairwise=CCMP</text:p>
      <text:p text:style-name="CoTexting">ssid=YOUR-SSID</text:p>
      <text:p text:style-name="CoTexting">wpa_passphrase=YOUR-PASSPHRASE-PASSWORD</text:p>
      <text:p text:style-name="P2"/>
      <text:p text:style-name="P2"/>
      <text:p text:style-name="P2">-----</text:p>
      <text:p text:style-name="Coding">A1.1.3 Edit the file /etc/hostapd, modify the variable "DAEMON_CONF".</text:p>
      <text:p text:style-name="P2">-----</text:p>
      <text:p text:style-name="P2">Find the line with "#DAEMON_CONF=", </text:p>
      <text:p text:style-name="P2">Remove any "#" sign at the beginning of the line, if it exist.</text:p>
      <text:p text:style-name="P2">add the following value:</text:p>
      <text:p text:style-name="P2"/>
      <text:p text:style-name="CoTexting">DAEMON_CONF="/etc/hostapd/hostapd.conf"</text:p>
      <text:p text:style-name="P2"/>
      <text:p text:style-name="P2"/>
      <text:p text:style-name="P2"><text:soft-page-break/>-----</text:p>
      <text:h text:style-name="Heading_20_5" text:outline-level="5">A1.1.4 Edit the file /etc/dhcpcd.conf, give the WIFI an static IP Address</text:h>
      <text:p text:style-name="P2">-----</text:p>
      <text:p text:style-name="P2"/>
      <text:p text:style-name="Coding"><text:tab/>sudo <text:s/>nano <text:s/>/etc/dhcpcd.conf</text:p>
      <text:p text:style-name="P2"/>
      <text:p text:style-name="P2">Add the following lines at the end of the file.</text:p>
      <text:p text:style-name="P2"/>
      <text:p text:style-name="CoTexting">interface wlan0</text:p>
      <text:p text:style-name="CoTexting">static ip_address=192.168.50.1/24</text:p>
      <text:p text:style-name="CoTexting">nohook wpa_supplicant</text:p>
      <text:p text:style-name="P2"/>
      <text:p text:style-name="P2"/>
      <text:p text:style-name="P2">-----</text:p>
      <text:h text:style-name="Heading_20_5" text:outline-level="5">A1.1.5 Start/Restart hostapd service</text:h>
      <text:p text:style-name="P2">-----</text:p>
      <text:p text:style-name="P2"/>
      <text:p text:style-name="Coding"><text:tab/>sudo service hostapd start</text:p>
      <text:p text:style-name="P2"/>
      <text:p text:style-name="P2"/>
      <text:p text:style-name="P2">-----</text:p>
      <text:h text:style-name="Heading_20_5" text:outline-level="5">A1.1.6 Reboot the system</text:h>
      <text:p text:style-name="P2">-----</text:p>
      <text:p text:style-name="P2"/>
      <text:p text:style-name="P2">Reboot the system, so that you can use the installed software. </text:p>
      <text:p text:style-name="P2"/>
      <text:p text:style-name="P2"/>
      <text:p text:style-name="P2"/>
      <text:p text:style-name="P2">Congratulations, at this point you have a WIFI ACCESS POINT working.</text:p>
      <text:p text:style-name="P2">Be aware that the other peer (guest) need to connect and setup manually the IP Address.</text:p>
      <text:p text:style-name="P2">The software hostapd described here, DOES NOT provide IP Addresses to the peers that</text:p>
      <text:p text:style-name="P2">will be connecting, we will look at it later in other separated tutorial...</text:p>
      <text:p text:style-name="P2"/>
      <text:p text:style-name="P2"><text:soft-page-break/>Now you can go ahead and connect another peer(guests) compute to this peer(host)!</text:p>
      <text:p text:style-name="P2"/>
      <text:p text:style-name="P2">At this point, peers can connect with each other and run any kind of software</text:p>
      <text:p text:style-name="P2">that uses the network link to exchange data. We have an little example</text:p>
      <text:p text:style-name="P2">showing how to exchange files between peers using, for example, webbrowser.</text:p>
      <text:p text:style-name="P2"/>
      <text:p text:style-name="P2"/>
      <text:p text:style-name="P2"/>
      <text:p text:style-name="P2"/>
      <text:p text:style-name="P2">----------------------------------------------------------------------</text:p>
      <text:h text:style-name="Heading_20_5" text:outline-level="5">B1.2.0 Add Internet Routing to the peers.</text:h>
      <text:p text:style-name="P2">----------------------------------------------------------------------</text:p>
      <text:p text:style-name="P2"/>
      <text:p text:style-name="P2">-----</text:p>
      <text:h text:style-name="Heading_20_5" text:outline-level="5">B1.2.1 Edit /etc/sysctl.conf, allow IPv4 FORWARD</text:h>
      <text:p text:style-name="P2">-----</text:p>
      <text:p text:style-name="P2"/>
      <text:p text:style-name="P2">Find the line "#net.ipv4.ip_forward=1", then, remove the sharp (#) signal,</text:p>
      <text:p text:style-name="P2">at the start of the line. The sharp (#) signal means that this instruction</text:p>
      <text:p text:style-name="P2">is not active, the computer does not read lines starting with sharp (#)...</text:p>
      <text:p text:style-name="P2"/>
      <text:p text:style-name="P2">The line then becomes:</text:p>
      <text:p text:style-name="P2"/>
      <text:p text:style-name="CoTexting"><text:tab/>net.ipv4.ip_forward=1</text:p>
      <text:p text:style-name="P2"/>
      <text:p text:style-name="P2">This step will require a reboot.</text:p>
      <text:p text:style-name="P2">This step will require a reboot.</text:p>
      <text:p text:style-name="P2">The next time the system start it will be able to route traffic (forward)</text:p>
      <text:p text:style-name="P2">between peers and the Internet.</text:p>
      <text:p text:style-name="P2"/>
      <text:p text:style-name="P2"/>
      <text:p text:style-name="P2">-----</text:p>
      <text:p text:style-name="P2"><text:soft-page-break/>B1.2.2 Run the following iptables command line instructions</text:p>
      <text:p text:style-name="P2">-----</text:p>
      <text:p text:style-name="P2"/>
      <text:p text:style-name="Coding"><text:tab/>sudo iptables -t nat -A POSTROUTING -o eth0 -j MASQUERADE</text:p>
      <text:p text:style-name="Coding"><text:tab/>sudo iptables -A FORWARD -m conntrack --ctstate RELATED,ESTABLISHED -j ACCEPT</text:p>
      <text:p text:style-name="Coding"><text:tab/>sudo iptables -A FORWARD -i wlan0 -o eth0 -j ACCEPT</text:p>
      <text:p text:style-name="P2"><text:tab/></text:p>
      <text:p text:style-name="P2">Change the "eth0" and "wlan0" and use the names of your actual interfaces.</text:p>
      <text:p text:style-name="P2">Use the command "ip a" to display the actual names of your interfaces.</text:p>
      <text:p text:style-name="P2"/>
      <text:p text:style-name="P2">Every time the computer REBOOT, you will need to run these lines!</text:p>
      <text:p text:style-name="P2"/>
      <text:p text:style-name="P2"/>
      <text:p text:style-name="P2">Congratulations, now you have an equivalent to home router device (part of).</text:p>
      <text:p text:style-name="P2">The key point is that you basically did 2 things:</text:p>
      <text:p text:style-name="P2">- Created a WIFI ACCESS POINT (also called AP).</text:p>
      <text:p text:style-name="P2">- Made the ACCESS POINT share the Internet.</text:p>
      <text:p text:style-name="P2"/>
      <text:p text:style-name="P2">About RaspberryPI Zero with Internet Sharing</text:p>
      <text:p text:style-name="P2">RPIZero Internet Sharing was done using an USB-to-Ethernet Adapter,</text:p>
      <text:p text:style-name="P2">thus creating eth0 hardware on the RPIZero.</text:p>
      <text:p text:style-name="P2">The wlan0 was the onboard WiFi Adapter.</text:p>
      <text:p text:style-name="P2"/>
      <text:p text:style-name="P2"/>
      <text:p text:style-name="P2">Debian/Ubuntu x86</text:p>
      <text:p text:style-name="P2">I did test installing hostapd and net sharing on Debian and Ubuntu in x86 platforms, everything works as described here with very little difference.</text:p>
      <text:p text:style-name="P2">I will document these differences so you also can run these steps in a x86 machine as peer(hos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ing" style:family="paragraph" style:parent-style-name="Salutation" style:master-page-name="">
      <loext:graphic-properties draw:fill="solid" draw:fill-color="#333333" draw:fill-image-width="0mm" draw:fill-image-height="0mm"/>
      <style:paragraph-properties fo:margin-top="0mm" fo:margin-bottom="0mm" loext:contextual-spacing="false" fo:line-height="100%" style:page-number="auto" fo:background-color="#333333" fo:padding="1.5mm" fo:border="0.06pt solid #333333" style:shadow="none" style:writing-mode="page" style:join-border="false">
        <style:tab-stops/>
      </style:paragraph-properties>
      <style:text-properties fo:color="#00cc00" style:font-name="DejaVu Sans Mono" fo:font-family="'DejaVu Sans Mono'" style:font-style-name="Book" style:font-pitch="fixed" fo:font-size="11pt" fo:letter-spacing="normal" officeooo:rsid="0009cbfd" style:letter-kerning="false" style:font-size-asian="10.5pt" style:text-scale="100%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MonoText" style:family="paragraph" style:parent-style-name="List_20_Contents" style:next-style-name="Standard">
      <style:paragraph-properties style:shadow="none" style:writing-mode="pag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Texting" style:family="paragraph" style:parent-style-name="Preformatted_20_Text">
      <style:paragraph-properties style:writing-mode="page"/>
      <style:text-properties fo:color="#660066" officeooo:rsid="0010646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9:23:18.705770927</meta:creation-date>
    <dc:date>2020-02-14T13:47:36.054927612</dc:date>
    <meta:editing-duration>PT3H6M27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5" meta:paragraph-count="112" meta:word-count="644" meta:character-count="4588" meta:non-whitespace-character-count="4038"/>
  </office:meta>
</office:document-meta>
</file>